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-dash="Ultrafine_20_Dotted_20__28_var_29_"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standard">
      <style:graphic-properties draw:stroke="solid" draw:stroke-dash="Ultrafine_20_Dashed" svg:stroke-color="#ff0000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ff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color="#ff0000" fo:font-style="italic" style:font-style-asian="italic" style:font-style-complex="italic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color="#ff0000" fo:font-style="italic" style:font-style-asian="italic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fo:font-size="10pt" fo:font-style="italic" style:font-size-asian="10pt" style:font-style-asian="italic" style:font-size-complex="10pt" style:font-style-complex="italic"/>
    </style:style>
    <style:style style:name="T5" style:family="text">
      <style:text-properties fo:color="#ff0000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.27cm" svg:height="1.27cm" svg:x="9.914cm" svg:y="12.4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338cm" svg:height="2.144cm" svg:x="12.269cm" svg:y="11.962cm">
          <draw:text-box>
            <text:p>GComponent</text:p>
            <text:p><text:span text:style-name="T1">* </text:span><text:span text:style-name="T2">GNode.InternalPropertyType.NAME = ?</text:span></text:p>
            <text:p><text:span text:style-name="T1">o GNode.InternalPropertyType.DESCRIPTION = ?</text:span></text:p>
            <text:p><text:span text:style-name="T1">o Collection&lt;GComponent.DataPropertyType&gt; = ?</text:span></text:p>
          </draw:text-box>
        </draw:frame>
        <draw:custom-shape draw:style-name="gr1" draw:text-style-name="P1" draw:id="id4" draw:layer="layout" svg:width="1.27cm" svg:height="1.27cm" svg:x="6.104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279cm" svg:height="1.75cm" svg:x="1cm" svg:y="1.002cm">
          <draw:text-box>
            <text:p>GComponentClass</text:p>
            <text:p><text:span text:style-name="T1">* </text:span><text:span text:style-name="T3">Gnode.InternalPropertyType.TYPE = ?</text:span></text:p>
            <text:p><text:span text:style-name="T1">o Gnode.InternalPropertyType.DESCRIPTION = ?</text:span></text:p>
          </draw:text-box>
        </draw:frame>
        <draw:frame draw:style-name="gr2" draw:text-style-name="P2" draw:layer="layout" svg:width="4.812cm" svg:height="1.039cm" svg:x="3.837cm" svg:y="9.498cm">
          <draw:text-box>
            <text:p><text:span text:style-name="T4">GLinkType.</text:span></text:p>
            <text:p><text:span text:style-name="T4">COMPONENT_TO_CLASS</text:span></text:p>
          </draw:text-box>
        </draw:frame>
        <draw:custom-shape draw:style-name="gr1" draw:text-style-name="P1" draw:id="id1" draw:layer="layout" svg:width="1.27cm" svg:height="1.27cm" svg:x="9.914cm" svg:y="17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5.747cm" svg:height="0.962cm" svg:x="11.184cm" svg:y="18.465cm">
          <draw:text-box>
            <text:p>GComponentLinks</text:p>
          </draw:text-box>
        </draw:frame>
        <draw:frame draw:style-name="gr2" draw:layer="layout" svg:width="4.685cm" svg:height="1.039cm" svg:x="12.454cm" svg:y="15.213cm">
          <draw:text-box>
            <text:p><text:span text:style-name="T1">GLinkType.</text:span></text:p>
            <text:p><text:span text:style-name="T1">COMPONENT_TO_LINKS</text:span></text:p>
          </draw:text-box>
        </draw:frame>
        <draw:connector draw:style-name="gr3" draw:text-style-name="P1" draw:layer="layout" draw:type="curve" svg:x1="9.914cm" svg:y1="18.157cm" svg:x2="9.914cm" svg:y2="13.077cm" draw:start-shape="id1" draw:start-glue-point="6" draw:end-shape="id2" draw:end-glue-point="6" svg:d="m9914 18157c-751 0-751-5080 0-5080">
          <text:p/>
        </draw:connector>
        <draw:connector draw:style-name="gr4" draw:text-style-name="P1" draw:layer="layout" draw:type="curve" svg:x1="11.184cm" svg:y1="13.077cm" svg:x2="11.184cm" svg:y2="18.157cm" draw:start-shape="id2" draw:start-glue-point="10" draw:end-shape="id1" draw:end-glue-point="10" svg:d="m11184 13077c753 0 753 5080 0 5080">
          <text:p/>
        </draw:connector>
        <draw:frame draw:style-name="gr2" draw:text-style-name="P2" draw:layer="layout" svg:width="4.828cm" svg:height="0.645cm" svg:x="3.816cm" svg:y="14.982cm">
          <draw:text-box>
            <text:p><text:span text:style-name="T4">ComponentLinkClassType.*</text:span></text:p>
          </draw:text-box>
        </draw:frame>
        <draw:custom-shape draw:style-name="gr1" draw:text-style-name="P1" draw:id="id3" draw:layer="layout" svg:width="1.27cm" svg:height="1.27cm" svg:x="23.249cm" svg:y="5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8.338cm" svg:height="2.144cm" svg:x="20.05cm" svg:y="17.51cm">
          <draw:text-box>
            <text:p>GComponentLinkClass</text:p>
            <text:p><text:span text:style-name="T1">* </text:span><text:span text:style-name="T3">GNode.InternalPropertyType.TYPE = ?</text:span></text:p>
            <text:p><text:span text:style-name="T1">* GNode.InternalPropertyType.TRANSITIVE = ?</text:span></text:p>
            <text:p><text:span text:style-name="T1">o GNode.InternalPropertyType.DESCRIPTION = ?</text:span></text:p>
          </draw:text-box>
        </draw:frame>
        <draw:connector draw:style-name="gr4" draw:text-style-name="P1" draw:layer="layout" draw:type="curve" svg:x1="24.333cm" svg:y1="6.541cm" svg:x2="23.435cm" svg:y2="6.541cm" draw:start-shape="id3" draw:start-glue-point="9" draw:end-shape="id3" draw:end-glue-point="7" svg:d="m24333 6541c0 1032-898 1032-898 0">
          <text:p/>
        </draw:connector>
        <draw:frame draw:style-name="gr2" draw:layer="layout" svg:width="3.698cm" svg:height="1.039cm" svg:x="23.972cm" svg:y="7.35cm">
          <draw:text-box>
            <text:p><text:span text:style-name="T1">GLinkType.</text:span></text:p>
            <text:p><text:span text:style-name="T1">LINK_TO_INVERSE</text:span></text:p>
          </draw:text-box>
        </draw:frame>
        <draw:connector draw:style-name="gr4" draw:text-style-name="P1" draw:layer="layout" draw:type="curve" svg:x1="23.435cm" svg:y1="5.643cm" svg:x2="24.333cm" svg:y2="5.643cm" draw:start-shape="id3" draw:start-glue-point="5" draw:end-shape="id3" draw:end-glue-point="11" svg:d="m23435 5643c0-1030 898-1030 898 0">
          <text:p/>
        </draw:connector>
        <draw:frame draw:style-name="gr2" draw:layer="layout" svg:width="3.563cm" svg:height="1.039cm" svg:x="24.107cm" svg:y="3.771cm">
          <draw:text-box>
            <text:p><text:span text:style-name="T1">GLinkType.</text:span></text:p>
            <text:p><text:span text:style-name="T1">LINK_TO_PARENT</text:span></text:p>
          </draw:text-box>
        </draw:frame>
        <draw:connector draw:style-name="gr4" draw:text-style-name="P1" draw:layer="layout" draw:type="curve" svg:x1="6.29cm" svg:y1="5.643cm" svg:x2="6.739cm" svg:y2="6.727cm" draw:start-shape="id4" draw:start-glue-point="5" draw:end-shape="id4" draw:end-glue-point="8" svg:d="m6290 5643c-1030 0-858 793-489 1253s938 584 938-169">
          <text:p/>
        </draw:connector>
        <draw:frame draw:style-name="gr2" draw:text-style-name="P2" draw:layer="layout" svg:width="3.923cm" svg:height="1.039cm" svg:x="1.546cm" svg:y="6.323cm">
          <draw:text-box>
            <text:p><text:span text:style-name="T4">GLinkType.</text:span></text:p>
            <text:p><text:span text:style-name="T4">CLASS_TO_PARENT</text:span></text:p>
          </draw:text-box>
        </draw:frame>
        <draw:custom-shape draw:style-name="gr1" draw:text-style-name="P1" draw:id="id5" draw:layer="layout" svg:width="1.27cm" svg:height="1.27cm" svg:x="13.089cm" svg:y="7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6.911cm" svg:height="1.356cm" svg:x="14.45cm" svg:y="7.276cm">
          <draw:text-box>
            <text:p>GComponentSynonym</text:p>
            <text:p><text:span text:style-name="T1">* </text:span><text:span text:style-name="T3">GNode.InternalPropertyType.NAME = ?</text:span></text:p>
          </draw:text-box>
        </draw:frame>
        <draw:connector draw:style-name="gr4" draw:text-style-name="P1" draw:layer="layout" draw:type="line" svg:x1="10.998cm" svg:y1="12.628cm" svg:x2="13.275cm" svg:y2="9.081cm" draw:start-shape="id2" draw:start-glue-point="11" draw:end-shape="id5" draw:end-glue-point="7" svg:d="m10998 12628 2277-3547">
          <text:p/>
        </draw:connector>
        <draw:connector draw:style-name="gr4" draw:text-style-name="P1" draw:layer="layout" draw:type="line" svg:x1="10.1cm" svg:y1="12.628cm" svg:x2="7.188cm" svg:y2="6.541cm" draw:start-shape="id2" draw:start-glue-point="5" draw:end-shape="id4" draw:end-glue-point="9" svg:d="m10100 12628-2912-6087">
          <text:p/>
        </draw:connector>
        <draw:frame draw:style-name="gr2" draw:text-style-name="P2" draw:layer="layout" svg:width="5.438cm" svg:height="1.039cm" svg:x="12.739cm" svg:y="10.133cm">
          <draw:text-box>
            <text:p><text:span text:style-name="T4">GLinkType.</text:span></text:p>
            <text:p><text:span text:style-name="T4">COMPONENT_TO_SYNONYM</text:span></text:p>
          </draw:text-box>
        </draw:frame>
        <draw:custom-shape draw:style-name="gr5" draw:text-style-name="P1" draw:id="id6" draw:layer="layout" svg:width="1.27cm" svg:height="1.27cm" svg:x="13.089cm" svg:y="2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4.934cm" svg:height="0.962cm" svg:x="14.505cm" svg:y="2.282cm">
          <draw:text-box>
            <text:p>ReferenceNode</text:p>
          </draw:text-box>
        </draw:frame>
        <draw:connector draw:style-name="gr6" draw:text-style-name="P1" draw:layer="layout" draw:type="curve" svg:x1="13.724cm" svg:y1="4.187cm" svg:x2="13.724cm" svg:y2="7.997cm" draw:start-shape="id6" draw:start-glue-point="8" draw:end-shape="id5" draw:end-glue-point="4" svg:d="m13724 4187v3810">
          <text:p/>
        </draw:connector>
        <draw:connector draw:style-name="gr6" draw:text-style-name="P1" draw:layer="layout" draw:type="curve" svg:x1="13.275cm" svg:y1="4.001cm" svg:x2="10.549cm" svg:y2="12.442cm" draw:start-shape="id6" draw:start-glue-point="7" draw:end-shape="id2" draw:end-glue-point="4" svg:d="m13275 4001c0 6471-2726 2251-2726 8441">
          <text:p/>
        </draw:connector>
        <draw:connector draw:style-name="gr6" draw:text-style-name="P1" draw:layer="layout" draw:type="curve" draw:line-skew="-0.636cm" svg:x1="14.359cm" svg:y1="3.552cm" svg:x2="23.249cm" svg:y2="6.092cm" draw:start-shape="id6" draw:start-glue-point="10" draw:end-shape="id3" draw:end-glue-point="6" svg:d="m14359 3552c5715 0 1270 2540 8890 2540">
          <text:p/>
        </draw:connector>
        <draw:connector draw:style-name="gr6" draw:text-style-name="P1" draw:layer="layout" draw:type="curve" svg:x1="13.089cm" svg:y1="3.552cm" svg:x2="6.739cm" svg:y2="5.457cm" draw:start-shape="id6" draw:start-glue-point="6" draw:end-shape="id4" draw:end-glue-point="4" svg:d="m13089 3552c-4234 0-6350 635-6350 1905">
          <text:p/>
        </draw:connector>
        <draw:frame draw:style-name="gr2" draw:text-style-name="P3" draw:layer="layout" svg:width="5.866cm" svg:height="1.039cm" svg:x="14.217cm" svg:y="5.688cm">
          <draw:text-box>
            <text:p><text:span text:style-name="T5">GLinkType.</text:span></text:p>
            <text:p><text:span text:style-name="T5">TYPE_COMPONENT_SYNONYM</text:span></text:p>
          </draw:text-box>
        </draw:frame>
        <draw:frame draw:style-name="gr7" draw:text-style-name="P5" draw:layer="layout" svg:width="3.897cm" svg:height="1.039cm" svg:x="8.561cm" svg:y="6.727cm">
          <draw:text-box>
            <text:p text:style-name="P4"><text:span text:style-name="T5">GLinkType.</text:span></text:p>
            <text:p text:style-name="P4"><text:span text:style-name="T5">TYPE_COMPONENT</text:span></text:p>
          </draw:text-box>
        </draw:frame>
        <draw:frame draw:style-name="gr2" draw:text-style-name="P3" draw:layer="layout" svg:width="6.213cm" svg:height="1.039cm" svg:x="17.392cm" svg:y="3.148cm">
          <draw:text-box>
            <text:p><text:span text:style-name="T5">GLinkType.</text:span></text:p>
            <text:p><text:span text:style-name="T5">TYPE_COMPONENT_LINK_CLASS</text:span></text:p>
          </draw:text-box>
        </draw:frame>
        <draw:frame draw:style-name="gr2" draw:text-style-name="P3" draw:layer="layout" svg:width="5.239cm" svg:height="1.039cm" svg:x="7.374cm" svg:y="4.187cm">
          <draw:text-box>
            <text:p><text:span text:style-name="T5">GLinkType.</text:span></text:p>
            <text:p><text:span text:style-name="T5">TYPE_COMPONENT_CLAS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Valdas Rapsevicius</meta:initial-creator>
    <meta:creation-date>2010-06-10T12:31:43</meta:creation-date>
    <dc:date>2011-02-17T12:38:45</dc:date>
    <dc:creator>Evka </dc:creator>
    <meta:editing-duration>PT00H57M00S</meta:editing-duration>
    <meta:editing-cycles>13</meta:editing-cycles>
    <meta:generator>OpenOffice.org/3.2$Linux OpenOffice.org_project/320m12$Build-9483</meta:generator>
    <meta:document-statistic meta:object-count="34"/>
  </office:meta>
</office:document-meta>
</file>